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3ae7" officeooo:paragraph-rsid="000e3ae7" style:font-size-asian="14pt" style:font-size-complex="14pt"/>
    </style:style>
    <style:style style:name="P2" style:family="paragraph" style:parent-style-name="Standard">
      <style:text-properties fo:font-size="14pt" fo:font-weight="bold" officeooo:rsid="000e3ae7" officeooo:paragraph-rsid="000e3ae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ec9cc" officeooo:paragraph-rsid="000ec9c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0131b" officeooo:paragraph-rsid="0010131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0131b" officeooo:paragraph-rsid="002409f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ec9cc"/>
    </style:style>
    <style:style style:name="P7" style:family="paragraph" style:parent-style-name="Text_20_body">
      <style:paragraph-properties fo:margin-top="0in" fo:margin-bottom="0.1965in" loext:contextual-spacing="false"/>
      <style:text-properties officeooo:paragraph-rsid="0021b1c8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120751"/>
    </style:style>
    <style:style style:name="P10" style:family="paragraph" style:parent-style-name="Preformatted_20_Text">
      <style:paragraph-properties fo:margin-top="0in" fo:margin-bottom="0.1965in" loext:contextual-spacing="false" fo:line-height="100%"/>
    </style:style>
    <style:style style:name="P11" style:family="paragraph" style:parent-style-name="Preformatted_20_Text">
      <style:paragraph-properties fo:margin-top="0in" fo:margin-bottom="0.1965in" loext:contextual-spacing="false" fo:line-height="100%"/>
      <style:text-properties officeooo:paragraph-rsid="00156a60"/>
    </style:style>
    <style:style style:name="P12" style:family="paragraph" style:parent-style-name="Preformatted_20_Text">
      <style:paragraph-properties fo:margin-top="0in" fo:margin-bottom="0.1965in" loext:contextual-spacing="false" fo:line-height="100%"/>
      <style:text-properties officeooo:paragraph-rsid="00167393"/>
    </style:style>
    <style:style style:name="P13" style:family="paragraph" style:parent-style-name="Preformatted_20_Text">
      <style:paragraph-properties fo:margin-top="0in" fo:margin-bottom="0.1965in" loext:contextual-spacing="false" fo:line-height="100%"/>
      <style:text-properties officeooo:paragraph-rsid="0018c0cd"/>
    </style:style>
    <style:style style:name="P14" style:family="paragraph" style:parent-style-name="Preformatted_20_Text">
      <style:paragraph-properties fo:margin-top="0in" fo:margin-bottom="0.1965in" loext:contextual-spacing="false" fo:line-height="100%"/>
      <style:text-properties officeooo:paragraph-rsid="0019a3a2"/>
    </style:style>
    <style:style style:name="P15" style:family="paragraph" style:parent-style-name="Preformatted_20_Text">
      <style:paragraph-properties fo:margin-top="0in" fo:margin-bottom="0.1965in" loext:contextual-spacing="false" fo:line-height="100%"/>
      <style:text-properties officeooo:paragraph-rsid="001a1dc7"/>
    </style:style>
    <style:style style:name="P16" style:family="paragraph" style:parent-style-name="Preformatted_20_Text">
      <style:paragraph-properties fo:margin-top="0in" fo:margin-bottom="0.1965in" loext:contextual-spacing="false" fo:line-height="100%"/>
      <style:text-properties officeooo:paragraph-rsid="001afd32"/>
    </style:style>
    <style:style style:name="P17" style:family="paragraph" style:parent-style-name="Preformatted_20_Text">
      <style:paragraph-properties fo:margin-top="0in" fo:margin-bottom="0.1965in" loext:contextual-spacing="false" fo:line-height="100%"/>
      <style:text-properties officeooo:paragraph-rsid="001b5132"/>
    </style:style>
    <style:style style:name="P18" style:family="paragraph" style:parent-style-name="Preformatted_20_Text">
      <style:paragraph-properties fo:margin-top="0in" fo:margin-bottom="0.1965in" loext:contextual-spacing="false" fo:line-height="100%"/>
      <style:text-properties officeooo:paragraph-rsid="001bfdde"/>
    </style:style>
    <style:style style:name="P19" style:family="paragraph" style:parent-style-name="Preformatted_20_Text">
      <style:paragraph-properties fo:margin-top="0in" fo:margin-bottom="0.1965in" loext:contextual-spacing="false" fo:line-height="100%"/>
      <style:text-properties officeooo:paragraph-rsid="001df913"/>
    </style:style>
    <style:style style:name="P20" style:family="paragraph" style:parent-style-name="Preformatted_20_Text">
      <style:paragraph-properties fo:margin-top="0in" fo:margin-bottom="0.1965in" loext:contextual-spacing="false" fo:line-height="100%"/>
      <style:text-properties officeooo:paragraph-rsid="001edc66"/>
    </style:style>
    <style:style style:name="P21" style:family="paragraph" style:parent-style-name="Preformatted_20_Text">
      <style:paragraph-properties fo:margin-top="0in" fo:margin-bottom="0.1965in" loext:contextual-spacing="false" fo:line-height="100%"/>
      <style:text-properties officeooo:paragraph-rsid="001f1231"/>
    </style:style>
    <style:style style:name="P22" style:family="paragraph" style:parent-style-name="Preformatted_20_Text">
      <style:paragraph-properties fo:margin-top="0in" fo:margin-bottom="0.1965in" loext:contextual-spacing="false" fo:line-height="100%"/>
      <style:text-properties officeooo:paragraph-rsid="002093b0"/>
    </style:style>
    <style:style style:name="P23" style:family="paragraph" style:parent-style-name="Preformatted_20_Text">
      <style:paragraph-properties fo:margin-top="0in" fo:margin-bottom="0.1965in" loext:contextual-spacing="false"/>
      <style:text-properties officeooo:paragraph-rsid="001afd32"/>
    </style:style>
    <style:style style:name="P24" style:family="paragraph" style:parent-style-name="Preformatted_20_Text">
      <style:paragraph-properties fo:margin-top="0in" fo:margin-bottom="0.1965in" loext:contextual-spacing="false" fo:line-height="100%"/>
      <style:text-properties fo:font-weight="bold" officeooo:paragraph-rsid="001afd32" style:font-weight-asian="bold" style:font-weight-complex="bold"/>
    </style:style>
    <style:style style:name="P25" style:family="paragraph" style:parent-style-name="Preformatted_20_Text">
      <style:paragraph-properties fo:margin-top="0in" fo:margin-bottom="0.1965in" loext:contextual-spacing="false" fo:line-height="100%"/>
      <style:text-properties fo:font-weight="normal" officeooo:rsid="001f1231" officeooo:paragraph-rsid="001f1231" style:font-weight-asian="normal" style:font-weight-complex="normal"/>
    </style:style>
    <style:style style:name="P26" style:family="paragraph" style:parent-style-name="Preformatted_20_Text">
      <style:paragraph-properties fo:margin-top="0in" fo:margin-bottom="0.1965in" loext:contextual-spacing="false"/>
      <style:text-properties officeooo:paragraph-rsid="0021b1c8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paragraph-rsid="00235881"/>
    </style:style>
    <style:style style:name="P28" style:family="paragraph" style:parent-style-name="Preformatted_20_Text">
      <style:paragraph-properties fo:margin-top="0in" fo:margin-bottom="0.1965in" loext:contextual-spacing="false"/>
      <style:text-properties officeooo:paragraph-rsid="002409f9"/>
    </style:style>
    <style:style style:name="P29" style:family="paragraph" style:parent-style-name="Preformatted_20_Text">
      <style:paragraph-properties fo:margin-top="0in" fo:margin-bottom="0.1965in" loext:contextual-spacing="false"/>
      <style:text-properties officeooo:paragraph-rsid="002414fd"/>
    </style:style>
    <style:style style:name="P30" style:family="paragraph" style:parent-style-name="Heading_20_2">
      <style:paragraph-properties fo:margin-top="0in" fo:margin-bottom="0.1965in" loext:contextual-spacing="false"/>
      <style:text-properties officeooo:paragraph-rsid="0021b1c8"/>
    </style:style>
    <style:style style:name="P31" style:family="paragraph" style:parent-style-name="Preformatted_20_Text">
      <style:text-properties fo:font-size="14pt" fo:font-weight="normal" officeooo:rsid="000e3ae7" officeooo:paragraph-rsid="000e3ae7" style:font-size-asian="14pt" style:font-weight-asian="normal" style:font-size-complex="14pt" style:font-weight-complex="normal"/>
    </style:style>
    <style:style style:name="P32" style:family="paragraph" style:parent-style-name="Preformatted_20_Text">
      <style:text-properties fo:font-size="14pt" fo:font-weight="bold" officeooo:rsid="0010131b" officeooo:paragraph-rsid="0010131b" style:font-size-asian="14pt" style:font-weight-asian="bold" style:font-size-complex="14pt" style:font-weight-complex="bold"/>
    </style:style>
    <style:style style:name="P33" style:family="paragraph" style:parent-style-name="Preformatted_20_Text">
      <style:text-properties fo:font-size="14pt" fo:font-weight="bold" officeooo:rsid="0010131b" officeooo:paragraph-rsid="002409f9" style:font-size-asian="14pt" style:font-weight-asian="bold" style:font-size-complex="14pt" style:font-weight-complex="bold"/>
    </style:style>
    <style:style style:name="P34" style:family="paragraph" style:parent-style-name="Preformatted_20_Text">
      <style:text-properties officeooo:paragraph-rsid="00120751"/>
    </style:style>
    <style:style style:name="P35" style:family="paragraph" style:parent-style-name="Preformatted_20_Text">
      <style:paragraph-properties fo:line-height="100%"/>
    </style:style>
    <style:style style:name="P36" style:family="paragraph" style:parent-style-name="Standard">
      <style:text-properties fo:font-size="14pt" fo:font-weight="normal" officeooo:rsid="000ec9cc" officeooo:paragraph-rsid="000ec9cc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2500b9" officeooo:paragraph-rsid="002500b9" style:font-size-asian="14pt" style:font-weight-asian="normal" style:font-size-complex="14pt" style:font-weight-complex="normal"/>
    </style:style>
    <style:style style:name="P38" style:family="paragraph" style:parent-style-name="Preformatted_20_Text">
      <style:paragraph-properties fo:margin-top="0in" fo:margin-bottom="0.1965in" loext:contextual-spacing="false"/>
      <style:text-properties fo:font-size="14pt" fo:font-weight="normal" officeooo:rsid="000e3ae7" officeooo:paragraph-rsid="002409f9" style:font-size-asian="14pt" style:font-weight-asian="normal" style:font-size-complex="14pt" style:font-weight-complex="normal"/>
    </style:style>
    <style:style style:name="T1" style:family="text">
      <style:text-properties fo:font-size="14pt" officeooo:rsid="000e3ae7" style:font-size-asian="14pt" style:font-size-complex="14pt"/>
    </style:style>
    <style:style style:name="T2" style:family="text">
      <style:text-properties fo:font-size="14pt" officeooo:rsid="0010131b" style:font-size-asian="14pt" style:font-size-complex="14pt"/>
    </style:style>
    <style:style style:name="T3" style:family="text">
      <style:text-properties fo:font-size="14pt" fo:font-weight="normal" officeooo:rsid="00230324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35881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409f9" style:font-size-asian="14pt" style:font-weight-asian="normal" style:font-size-complex="14pt" style:font-weight-complex="normal"/>
    </style:style>
    <style:style style:name="T6" style:family="text">
      <style:text-properties fo:font-size="14pt" fo:font-weight="bold" officeooo:rsid="0010131b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20751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1b1c8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30324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35881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409f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414fd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e3ae7" style:font-weight-asian="normal" style:font-weight-complex="normal"/>
    </style:style>
    <style:style style:name="T15" style:family="text">
      <style:text-properties fo:font-weight="normal" officeooo:rsid="001afd32" style:font-weight-asian="normal" style:font-weight-complex="normal"/>
    </style:style>
    <style:style style:name="T16" style:family="text">
      <style:text-properties fo:font-weight="normal" officeooo:rsid="002409f9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afd32" style:font-weight-asian="bold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e3ae7" style:font-size-asian="12pt" style:font-size-complex="12pt"/>
    </style:style>
    <style:style style:name="T21" style:family="text">
      <style:text-properties fo:font-size="12pt" officeooo:rsid="00120751" style:font-size-asian="12pt" style:font-size-complex="12pt"/>
    </style:style>
    <style:style style:name="T22" style:family="text">
      <style:text-properties fo:font-size="12pt" officeooo:rsid="001afd32" style:font-size-asian="12pt" style:font-size-complex="12pt"/>
    </style:style>
    <style:style style:name="T23" style:family="text">
      <style:text-properties fo:font-size="12pt" officeooo:rsid="001df913" style:font-size-asian="12pt" style:font-size-complex="12pt"/>
    </style:style>
    <style:style style:name="T24" style:family="text">
      <style:text-properties fo:font-size="12pt" fo:font-weight="normal" officeooo:rsid="000e3ae7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20751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3438e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4b171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67393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883b7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8c0cd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a1dc7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afd32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b5132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bfdde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1df913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f1231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093b0" style:font-size-asian="12pt" style:font-weight-asian="normal" style:font-size-complex="12pt" style:font-weight-complex="normal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0e3ae7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120751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156a60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167393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1883b7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18c0cd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19a3a2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a1dc7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1afd32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1b5132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1bfdde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df913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edc66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21b1c8" style:font-size-asian="12pt" style:font-weight-asian="bold" style:font-size-complex="12pt" style:font-weight-complex="bold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1df913" style:font-size-asian="10pt" style:font-size-complex="10pt"/>
    </style:style>
    <style:style style:name="T55" style:family="text">
      <style:text-properties fo:font-size="10pt" fo:font-weight="normal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1afd32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1df913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21b1c8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120751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230324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0235881" style:font-size-asian="10pt" style:font-weight-asian="normal" style:font-size-complex="10pt" style:font-weight-complex="normal"/>
    </style:style>
    <style:style style:name="T62" style:family="text">
      <style:text-properties fo:font-size="10pt" fo:font-weight="bold" style:font-size-asian="10pt" style:font-weight-asian="bold" style:font-size-complex="10pt" style:font-weight-complex="bold"/>
    </style:style>
    <style:style style:name="T63" style:family="text">
      <style:text-properties officeooo:rsid="002409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'executa amb docker build</text:p>
      <text:p text:style-name="P1">Es poden establir URL (Github) o PATH (Rutes del propi equip)</text:p>
      <text:p text:style-name="P2">Per determinar la ruta on aniré el dockerfile:</text:p>
      <text:p text:style-name="P1">$ docker build -f /path/to/a/Dockerfile .</text:p>
      <text:p text:style-name="P2">Per establir el repositori:</text:p>
      <text:p text:style-name="P1">$ docker build -t pprieto8/docker??? .</text:p>
      <text:p text:style-name="P2"/>
      <text:p text:style-name="P2">Format dockerfile:</text:p>
      <text:p text:style-name="P1"># Comment</text:p>
      <text:p text:style-name="P1">INSTRUCTION arguments</text:p>
      <text:p text:style-name="P2">Exemple d'ordre en dockerfile:</text:p>
      <text:p text:style-name="P1"># Comment</text:p>
      <text:p text:style-name="P1">RUN echo 'we are running some # of cool things'</text:p>
      <text:p text:style-name="P2"/>
      <text:p text:style-name="P2">Parser directives (Regles d'espais) (Consultar en documentacio)</text:p>
      <text:p text:style-name="P2">Escape: Per assignar el caracter per escapar, s'ha d'indicar aixi</text:p>
      <text:p text:style-name="P1"># escape=\ (backslash) O # escape=` (backtick) (Per defecte es "\")</text:p>
      <text:p text:style-name="P2">En alguns casos, el "\" no es acceptat i s'ha de traduïr per un altre simbol:</text:p>
      <text:p text:style-name="P1">FROM microsoft/nanoserver</text:p>
      <text:p text:style-name="P1">COPY testfile.txt c:\\</text:p>
      <text:p text:style-name="P1">RUN dir c:\</text:p>
      <text:p text:style-name="P2">(NO funciona)</text:p>
      <text:p text:style-name="P1"># escape=`</text:p>
      <text:p text:style-name="P1">FROM microsoft/nanoserver</text:p>
      <text:p text:style-name="P1">COPY testfile.txt c:\</text:p>
      <text:p text:style-name="P1">RUN dir c:\</text:p>
      <text:p text:style-name="P2">(Funciona)</text:p>
      <text:p text:style-name="P2"/>
      <text:p text:style-name="P3">Definir variables d’entorn:</text:p>
      <text:p text:style-name="P36">Tambe es soporta:</text:p>
      <text:p text:style-name="P6"><text:span text:style-name="Source_20_Text">${variable:-word}</text:span> indicates that if <text:span text:style-name="Source_20_Text">variable</text:span> is set then the result will be that value. If <text:span text:style-name="Source_20_Text">variable</text:span> is not set then <text:span text:style-name="Source_20_Text">word</text:span> will be the result. </text:p>
      <text:p text:style-name="P6"><text:span text:style-name="Source_20_Text">${variable:+word}</text:span> indicates that if <text:span text:style-name="Source_20_Text">variable</text:span> is set then <text:span text:style-name="Source_20_Text">word</text:span> will be the result, otherwise the result is the empty string. </text:p>
      <text:p text:style-name="P3">Exemple:</text:p>
      <text:p text:style-name="P31"><text:span text:style-name="Source_20_Text">FROM busybox</text:span></text:p>
      <text:p text:style-name="Preformatted_20_Text"><text:span text:style-name="Source_20_Text"><text:span text:style-name="T1">ENV foo /bar</text:span></text:span></text:p>
      <text:p text:style-name="Preformatted_20_Text"><text:span text:style-name="Source_20_Text"><text:span text:style-name="T1">WORKDIR ${foo} <text:s text:c="2"/># WORKDIR /bar</text:span></text:span></text:p>
      <text:p text:style-name="Preformatted_20_Text"><text:span text:style-name="Source_20_Text"><text:span text:style-name="T1">ADD . $foo <text:s text:c="6"/># ADD . /bar</text:span></text:span></text:p>
      <text:p text:style-name="P8"><text:span text:style-name="Source_20_Text"><text:span text:style-name="T1">COPY \$foo /quux # COPY $foo /quux</text:span></text:span></text:p>
      <text:p text:style-name="P4">Altres exemple:</text:p>
      <text:p text:style-name="P32"><text:soft-page-break/><text:span text:style-name="Source_20_Text"><text:span text:style-name="T14">ENV abc=hello </text:span></text:span><text:span text:style-name="Source_20_Text"><text:span text:style-name="T13"># </text:span></text:span><text:span text:style-name="Source_20_Text">abc es hello</text:span></text:p>
      <text:p text:style-name="Preformatted_20_Text"><text:span text:style-name="Source_20_Text"><text:span text:style-name="T1">ENV abc=bye def=$abc </text:span></text:span><text:span text:style-name="Source_20_Text"><text:span text:style-name="T2"># </text:span></text:span><text:span text:style-name="Source_20_Text"><text:span text:style-name="T6">def es hello perque def esta declarada a la mateixa linea</text:span></text:span></text:p>
      <text:p text:style-name="P8"><text:span text:style-name="Source_20_Text"><text:span text:style-name="T1">ENV ghi=$abc </text:span></text:span><text:span text:style-name="Source_20_Text"><text:span text:style-name="T2"># </text:span></text:span><text:span text:style-name="Source_20_Text"><text:span text:style-name="T6">ghi es bye donat que ja ha estat declarat en una altra linea</text:span></text:span></text:p>
      <text:p text:style-name="P9"><text:span text:style-name="Source_20_Text"><text:span text:style-name="T7">Exemple de .dockerignore:</text:span></text:span></text:p>
      <text:p text:style-name="P9"><text:span text:style-name="Source_20_Text"><text:span text:style-name="T39"># comment</text:span></text:span><text:span text:style-name="Source_20_Text"><text:span text:style-name="T24"> </text:span></text:span><text:span text:style-name="Source_20_Text"><text:span text:style-name="T25">(S’ignora)</text:span></text:span></text:p>
      <text:p text:style-name="P34"><text:span text:style-name="Source_20_Text"><text:span text:style-name="T20"><text:s text:c="2"/></text:span></text:span><text:span text:style-name="Source_20_Text"><text:span text:style-name="T39"><text:s text:c="2"/>*/temp* </text:span></text:span><text:span text:style-name="Source_20_Text"><text:span text:style-name="T21">(Exclude files and directories whose names start with temp in any immediate subdirectory of the root. For example, the plain file /somedir/temporary.txt is excluded, as is the directory /somedir/temp .) </text:span></text:span></text:p>
      <text:p text:style-name="Preformatted_20_Text"><text:span text:style-name="Source_20_Text"><text:span text:style-name="T20"><text:s text:c="3"/></text:span></text:span><text:span text:style-name="Source_20_Text"><text:span text:style-name="T39"><text:s/>*/*/temp* </text:span></text:span><text:span text:style-name="Source_20_Text"><text:span text:style-name="T21">(Exclude files and directories starting with temp from any subdirectory that is two levels below the root. For example, /somedir/subdir/temporary.txt is excluded.)</text:span></text:span></text:p>
      <text:p text:style-name="P10"><text:span text:style-name="Source_20_Text"><text:span text:style-name="T20"><text:s text:c="3"/></text:span></text:span><text:span text:style-name="Source_20_Text"><text:span text:style-name="T39"><text:s/>temp? </text:span></text:span><text:span text:style-name="Source_20_Text"><text:span text:style-name="T25">(Exclude files and directories in the root directory whose names are a one-character extension of temp. For example, /tempa and /tempb are excluded.)</text:span></text:span></text:p>
      <text:p text:style-name="P10"><text:span text:style-name="Source_20_Text"><text:span text:style-name="T25"><text:tab/></text:span></text:span><text:span text:style-name="Source_20_Text"><text:span text:style-name="T40">**/*.go </text:span></text:span><text:span text:style-name="Source_20_Text"><text:span text:style-name="T26">(Exclude any file of all directories .go)</text:span></text:span></text:p>
      <text:p text:style-name="P10"><text:span text:style-name="Source_20_Text"><text:span text:style-name="T40"><text:tab/>*.md</text:span></text:span></text:p>
      <text:p text:style-name="P35"><text:span text:style-name="Source_20_Text"><text:span text:style-name="T40"><text:s text:c="4"/>README-secret.md </text:span></text:span><text:span text:style-name="Source_20_Text"><text:span text:style-name="T27">(Inclou tots els MD a l’exclusió)</text:span></text:span></text:p>
      <text:p text:style-name="P10"><text:span text:style-name="Source_20_Text"><text:span text:style-name="T40"><text:s text:c="4"/>!README*.md</text:span></text:span></text:p>
      <text:p text:style-name="P11"><text:span text:style-name="Source_20_Text"><text:span text:style-name="T41">FROM </text:span></text:span><text:span text:style-name="Source_20_Text"><text:span text:style-name="T43">(</text:span></text:span><text:span text:style-name="Source_20_Text"><text:span text:style-name="T29">Primera indicacio del dockerfile</text:span></text:span><text:span text:style-name="Source_20_Text"><text:span text:style-name="T43">)</text:span></text:span></text:p>
      <text:p text:style-name="P11"><text:span text:style-name="Source_20_Text"><text:span text:style-name="T24">Determina la imatge que es pendrà per aplicar el dockerfile.</text:span></text:span></text:p>
      <text:p text:style-name="P12"><text:span text:style-name="Source_20_Text"><text:span text:style-name="T42">Exemples:</text:span></text:span><text:span text:style-name="Source_20_Text"><text:span text:style-name="T28">FROM &lt;image&gt; / FROM &lt;image&gt;:&lt;tag&gt; / FROM &lt;image&gt;@&lt;digest&gt;</text:span></text:span></text:p>
      <text:p text:style-name="P13"><text:span text:style-name="Source_20_Text"><text:span text:style-name="T43">RUN (RUN &lt;command&gt; </text:span></text:span><text:span text:style-name="Source_20_Text"><text:span text:style-name="T44">(Default: /bin/sh -c)</text:span></text:span></text:p>
      <text:p text:style-name="P13"><text:span text:style-name="Source_20_Text"><text:span text:style-name="T43">RUN ["executable", "param1", "param2"])</text:span></text:span></text:p>
      <text:p text:style-name="P13"><text:span text:style-name="Source_20_Text"><text:span text:style-name="T30">Exemples en diferents formats:</text:span></text:span></text:p>
      <text:p text:style-name="P13"><text:span text:style-name="Source_20_Text"><text:span text:style-name="T30">1-</text:span></text:span></text:p>
      <text:p text:style-name="P13"><text:span text:style-name="Source_20_Text"><text:span text:style-name="T30">RUN /bin/bash -c 'source $HOME/.bashrc; \</text:span></text:span></text:p>
      <text:p text:style-name="P8"><text:span text:style-name="Source_20_Text">echo $HOME'</text:span></text:p>
      <text:p text:style-name="P13"><text:span text:style-name="Source_20_Text"><text:span text:style-name="T30"/></text:span></text:p>
      <text:p text:style-name="P13"><text:soft-page-break/><text:span text:style-name="Source_20_Text"><text:span text:style-name="T30">2-</text:span></text:span></text:p>
      <text:p text:style-name="P13"><text:span text:style-name="Source_20_Text"><text:span text:style-name="T30">RUN /bin/bash -c 'source $HOME/.bashrc; echo $HOME'</text:span></text:span></text:p>
      <text:p text:style-name="P13"><text:span text:style-name="Source_20_Text"><text:span text:style-name="T30">3-</text:span></text:span></text:p>
      <text:p text:style-name="P13"><text:span text:style-name="Source_20_Text"><text:span text:style-name="T30">RUN ["/bin/bash", "-c", "echo hello"]</text:span></text:span></text:p>
      <text:p text:style-name="P14"><text:span text:style-name="Source_20_Text"><text:span text:style-name="T45">CMD </text:span></text:span><text:span text:style-name="Source_20_Text"><text:span text:style-name="T46">(Una única vegada o sino, es tindra en compte l’ultim)</text:span></text:span></text:p>
      <text:p text:style-name="P15"><text:span text:style-name="Source_20_Text"><text:span text:style-name="T31">Exemples: CMD ["executable","param1","param2"] (</text:span></text:span><text:span text:style-name="Source_20_Text"><text:span text:style-name="T46">Preferred form</text:span></text:span><text:span text:style-name="Source_20_Text"><text:span text:style-name="T31">)</text:span></text:span></text:p>
      <text:p text:style-name="P15"><text:span text:style-name="Source_20_Text"><text:span text:style-name="T31">CMD ["param1","param2"] </text:span></text:span></text:p>
      <text:p text:style-name="P15"><text:span text:style-name="Source_20_Text"><text:span text:style-name="T31">CMD command param1 param2 </text:span></text:span><text:span text:style-name="Source_20_Text"><text:span text:style-name="T46">(Shell form)</text:span></text:span></text:p>
      <text:p text:style-name="P16"><text:span text:style-name="Source_20_Text"><text:span text:style-name="T47">Exemples practics:</text:span></text:span></text:p>
      <text:p text:style-name="P16"><text:span text:style-name="Source_20_Text"><text:span text:style-name="T32">1-</text:span></text:span></text:p>
      <text:p text:style-name="P16"><text:span text:style-name="Source_20_Text"><text:span text:style-name="T32">FROM ubuntu</text:span></text:span></text:p>
      <text:p text:style-name="P8"><text:span text:style-name="Source_20_Text"><text:span text:style-name="T13">CMD echo "This is a test." | wc -</text:span></text:span></text:p>
      <text:p text:style-name="P16"><text:span text:style-name="Source_20_Text"><text:span text:style-name="T32">2-</text:span></text:span></text:p>
      <text:p text:style-name="P16"><text:span text:style-name="Source_20_Text"><text:span text:style-name="T32">FROM ubuntu</text:span></text:span></text:p>
      <text:p text:style-name="P8"><text:span text:style-name="Source_20_Text"><text:span text:style-name="T13">CMD ["/usr/bin/wc","--help"]</text:span></text:span></text:p>
      <text:p text:style-name="P16"><text:span text:style-name="Source_20_Text"><text:span text:style-name="T47">LABEL (Afegeix la metadata a la imatge docker)</text:span></text:span></text:p>
      <text:p text:style-name="P16"><text:span text:style-name="Source_20_Text"><text:span text:style-name="T32">Exemples:</text:span></text:span></text:p>
      <text:p text:style-name="P16"><text:span text:style-name="Source_20_Text"><text:span text:style-name="T56">LABEL "com.example.vendor"="ACME Incorporated"</text:span></text:span></text:p>
      <text:p text:style-name="Preformatted_20_Text"><text:span text:style-name="Source_20_Text"><text:span text:style-name="T53">LABEL com.example.label-with-value="foo"</text:span></text:span></text:p>
      <text:p text:style-name="Preformatted_20_Text"><text:span text:style-name="Source_20_Text"><text:span text:style-name="T53">LABEL version="1.0"</text:span></text:span></text:p>
      <text:p text:style-name="Preformatted_20_Text"><text:span text:style-name="Source_20_Text">LABEL description="This text illustrates \</text:span></text:p>
      <text:p text:style-name="P8"><text:span text:style-name="Source_20_Text">that label-values can span multiple lines."</text:span></text:p>
      <text:p text:style-name="P8"><text:span text:style-name="Source_20_Text">LABEL multi.label1="value1" multi.label2="value2" other="value3"</text:span></text:p>
      <text:p text:style-name="P23"><text:span text:style-name="Source_20_Text"><text:span text:style-name="T18">Per veure els labels: </text:span></text:span><text:span text:style-name="Source_20_Text"><text:span text:style-name="T17">docker inspect</text:span></text:span></text:p>
      <text:p text:style-name="P16"><text:span text:style-name="Source_20_Text"><text:span text:style-name="T47">EXPOSE (Per determina a quins ports escoltara el Docker):</text:span></text:span></text:p>
      <text:p text:style-name="P24"><text:span text:style-name="Source_20_Text"><text:span text:style-name="T13">EXPOSE &lt;port&gt; [&lt;port&gt;…] </text:span></text:span><text:span text:style-name="Source_20_Text"><text:span text:style-name="T15">| -p (Estableix un rang de ports) | -P (Escolta a tots els ports exposed)</text:span></text:span></text:p>
      <text:p text:style-name="P24"><text:soft-page-break/><text:span text:style-name="Source_20_Text"><text:span text:style-name="T22">ENV (Estableix variables per poder treballar amb l’entorn)</text:span></text:span></text:p>
      <text:p text:style-name="P16"><text:span text:style-name="Source_20_Text"><text:span text:style-name="T32">Formes: ENV &lt;key&gt; &lt;value&gt; | ENV &lt;key&gt;=&lt;value&gt; …</text:span></text:span></text:p>
      <text:p text:style-name="P17"><text:span text:style-name="Source_20_Text"><text:span text:style-name="T48">Exemples:</text:span></text:span></text:p>
      <text:p text:style-name="P18"><text:span text:style-name="Source_20_Text"><text:span text:style-name="T49">1-</text:span></text:span></text:p>
      <text:p text:style-name="P17"><text:span text:style-name="Source_20_Text"><text:span text:style-name="T33">ENV myName="John Doe" myDog=Rex\ The\ Dog \</text:span></text:span></text:p>
      <text:p text:style-name="P8"><text:span text:style-name="Source_20_Text"><text:s text:c="4"/>myCat=fluffy</text:span></text:p>
      <text:p text:style-name="P18"><text:span text:style-name="Source_20_Text"><text:span text:style-name="T49">2-</text:span></text:span></text:p>
      <text:p text:style-name="P18"><text:span text:style-name="Source_20_Text"><text:span text:style-name="T33">ENV myName John Doe</text:span></text:span></text:p>
      <text:p text:style-name="Preformatted_20_Text"><text:span text:style-name="Source_20_Text"><text:span text:style-name="T33">ENV myDog Rex The Dog</text:span></text:span></text:p>
      <text:p text:style-name="P8"><text:span text:style-name="Source_20_Text"><text:span text:style-name="T33">ENV myCat fluffy</text:span></text:span></text:p>
      <text:p text:style-name="P18"><text:span text:style-name="Source_20_Text"><text:span text:style-name="T34">Es poden comprobar amb la ordre: docker inspect</text:span></text:span></text:p>
      <text:p text:style-name="P18"><text:span text:style-name="Source_20_Text"><text:span text:style-name="T34">Variar: docker run --env &lt;key&gt;=&lt;value&gt;</text:span></text:span></text:p>
      <text:p text:style-name="P19"><text:span text:style-name="Source_20_Text"><text:span text:style-name="T50">ADD (S’utilitza per afegir arxius, directoris o file URLs al docker de diferents rutes)</text:span></text:span></text:p>
      <text:p text:style-name="P19"><text:span text:style-name="Source_20_Text"><text:span text:style-name="T35">Formes: ADD &lt;src&gt;... &lt;dest&gt; | ADD ["&lt;src&gt;",... "&lt;dest&gt;"]</text:span></text:span></text:p>
      <text:p text:style-name="P19"><text:span text:style-name="Source_20_Text"><text:span text:style-name="T35">Exemples:</text:span></text:span></text:p>
      <text:p text:style-name="P19"><text:span text:style-name="Source_20_Text"><text:span text:style-name="T50">1-</text:span></text:span></text:p>
      <text:p text:style-name="P19"><text:span text:style-name="Source_20_Text"><text:span text:style-name="T57">ADD hom* /mydir/ <text:s text:c="7"/># adds all files starting with "hom"</text:span></text:span></text:p>
      <text:p text:style-name="P8"><text:span text:style-name="Source_20_Text">ADD hom?.txt /mydir/ <text:s text:c="3"/># ? is replaced with any single character, e.g., "home.txt"</text:span></text:p>
      <text:p text:style-name="P19"><text:span text:style-name="Source_20_Text"><text:span text:style-name="T50">2-</text:span></text:span></text:p>
      <text:p text:style-name="P19"><text:span text:style-name="Source_20_Text"><text:span text:style-name="T57">ADD test relativeDir/ <text:s text:c="9"/># adds "test" to `WORKDIR`/relativeDir/</text:span></text:span></text:p>
      <text:p text:style-name="P8"><text:span text:style-name="Source_20_Text"><text:span text:style-name="T53">ADD test /absoluteDir/ <text:s text:c="8"/># adds "test" to /absoluteDir/</text:span></text:span></text:p>
      <text:p text:style-name="P20"><text:span text:style-name="Source_20_Text"><text:span text:style-name="T52">COPY</text:span></text:span><text:span text:style-name="Source_20_Text"><text:span text:style-name="T50"> (S’utilitza per </text:span></text:span><text:span text:style-name="Source_20_Text"><text:span text:style-name="T51">copiar</text:span></text:span><text:span text:style-name="Source_20_Text"><text:span text:style-name="T50"> arxius, directoris al docker de diferents rutes)</text:span></text:span></text:p>
      <text:p text:style-name="P21"><text:span text:style-name="Source_20_Text"><text:span text:style-name="T36">Formes: COPY &lt;src&gt;... &lt;dest&gt; | COPY ["&lt;src&gt;",... "&lt;dest&gt;"]</text:span></text:span></text:p>
      <text:p text:style-name="P25"><text:span text:style-name="Source_20_Text"><text:span text:style-name="T23">Exemples: </text:span></text:span></text:p>
      <text:p text:style-name="P25"><text:soft-page-break/><text:span text:style-name="Source_20_Text"><text:span text:style-name="T62">1-</text:span></text:span></text:p>
      <text:p text:style-name="P25"><text:span text:style-name="Source_20_Text"><text:span text:style-name="T54">COPY hom* /mydir/ <text:s text:c="7"/># adds all files starting with "hom"</text:span></text:span></text:p>
      <text:p text:style-name="P8"><text:span text:style-name="Source_20_Text"><text:span text:style-name="T53">COPY hom?.txt /mydir/ <text:s text:c="3"/># ? is replaced with any single character, e.g., "home.txt"</text:span></text:span></text:p>
      <text:p text:style-name="P25"><text:span text:style-name="Source_20_Text"><text:span text:style-name="T62">2-</text:span></text:span></text:p>
      <text:p text:style-name="P25"><text:span text:style-name="Source_20_Text"><text:span text:style-name="T53">COPY test relativeDir/ <text:s text:c="2"/># adds "test" to `WORKDIR`/relativeDir/</text:span></text:span></text:p>
      <text:p text:style-name="P8"><text:span text:style-name="Source_20_Text">COPY test /absoluteDir/ <text:s/># adds "test" to /absoluteDir/</text:span></text:p>
      <text:p text:style-name="P25"><text:span text:style-name="Source_20_Text"><text:span text:style-name="T50">ENTRYPOINT </text:span></text:span><text:span text:style-name="Source_20_Text"><text:span text:style-name="T38">(Configura el container perque executi un executable)</text:span></text:span></text:p>
      <text:p text:style-name="P25"><text:span text:style-name="Source_20_Text"><text:span text:style-name="T19">Formes: </text:span></text:span></text:p>
      <text:p text:style-name="P12"><text:span text:style-name="Source_20_Text"><text:span text:style-name="T28">ENTRYPOINT ["executable", "param1", "param2"] (</text:span></text:span><text:span text:style-name="Source_20_Text"><text:span text:style-name="Emphasis"><text:span text:style-name="T28">exec</text:span></text:span></text:span><text:span text:style-name="Source_20_Text"><text:span text:style-name="T28"> form, preferred)</text:span></text:span></text:p>
      <text:p text:style-name="P12"><text:span text:style-name="Source_20_Text"><text:span text:style-name="T28">ENTRYPOINT command param1 param2 (</text:span></text:span><text:span text:style-name="Source_20_Text"><text:span text:style-name="Emphasis"><text:span text:style-name="T28">shell</text:span></text:span></text:span><text:span text:style-name="Source_20_Text"><text:span text:style-name="T28"> form)</text:span></text:span></text:p>
      <text:p text:style-name="P21"><text:span text:style-name="Source_20_Text"><text:span text:style-name="T36">Exemple consola: docker run -i -t --rm -p 80:80 nginx</text:span></text:span></text:p>
      <text:p text:style-name="P22"><text:span text:style-name="Source_20_Text"><text:span text:style-name="T37">Exemple fitxer: </text:span></text:span></text:p>
      <text:p text:style-name="P8"><text:span text:style-name="Source_20_Text"><text:span text:style-name="T25">FROM ubuntu</text:span></text:span></text:p>
      <text:p text:style-name="Preformatted_20_Text"><text:span text:style-name="Source_20_Text"><text:span text:style-name="T13">ENTRYPOINT ["top", "-b"]</text:span></text:span></text:p>
      <text:p text:style-name="P8"><text:span text:style-name="Source_20_Text"><text:span text:style-name="T13">CMD ["-c"]</text:span></text:span></text:p>
      <text:p text:style-name="P26"><text:span text:style-name="Source_20_Text"><text:span text:style-name="T28">Utilitzant exec: docker exec</text:span></text:span></text:p>
      <text:p text:style-name="P9"><text:span text:style-name="Source_20_Text"><text:span text:style-name="T59">$ docker exec -it test ps aux</text:span></text:span></text:p>
      <text:p text:style-name="Preformatted_20_Text"><text:span text:style-name="Source_20_Text"><text:span text:style-name="T55">USER <text:s text:c="6"/>PID %CPU %MEM <text:s text:c="3"/>VSZ <text:s text:c="2"/>RSS TTY <text:s text:c="5"/>STA</text:span></text:span><text:span text:style-name="Source_20_Text"><text:span text:style-name="T13">T START <text:s text:c="2"/>TIME COMMAND</text:span></text:span></text:p>
      <text:p text:style-name="Preformatted_20_Text"><text:span text:style-name="Source_20_Text"><text:span text:style-name="T13">root <text:s text:c="8"/>1 <text:s/>2.6 <text:s/>0.1 <text:s/>19752 <text:s/>2352 ? <text:s text:c="7"/>Ss+ <text:s/>08:24 <text:s text:c="2"/>0:00 top -b -H</text:span></text:span></text:p>
      <text:p text:style-name="P8"><text:span text:style-name="Source_20_Text"><text:span text:style-name="T13">root <text:s text:c="8"/>7 <text:s/>0.0 <text:s/>0.1 <text:s/>15572 <text:s/>2164 ? <text:s text:c="7"/>R+ <text:s text:c="2"/>08:25 <text:s text:c="2"/>0:00 ps aux</text:span></text:span></text:p>
      <text:p text:style-name="P26"><text:span text:style-name="Source_20_Text"><text:span text:style-name="T28">Exemple complet:</text:span></text:span></text:p>
      <text:p text:style-name="P26"><text:span text:style-name="Source_20_Text"><text:span text:style-name="T58">FROM debian:stable</text:span></text:span></text:p>
      <text:p text:style-name="Preformatted_20_Text"><text:span text:style-name="Source_20_Text"><text:span text:style-name="T55">RUN apt-get update &amp;&amp; apt-get install -y --force-yes apache2</text:span></text:span></text:p>
      <text:p text:style-name="Preformatted_20_Text"><text:span text:style-name="Source_20_Text"><text:span text:style-name="T55">EXPOSE 80 443</text:span></text:span></text:p>
      <text:p text:style-name="Preformatted_20_Text"><text:span text:style-name="Source_20_Text"><text:span text:style-name="T55">VOLUME ["/var/www", "/var/log/apache2", "/etc/apache2"]</text:span></text:span></text:p>
      <text:p text:style-name="P8"><text:span text:style-name="Source_20_Text"><text:span text:style-name="T55">ENTRYPOINT ["/usr/sbin/apache2ctl", "-D", "FOREGROUND"]</text:span></text:span></text:p>
      <text:h text:style-name="P30" text:outline-level="2"><text:bookmark text:name="volume"/><text:span text:style-name="Source_20_Text"><text:span text:style-name="T8">VOLUME </text:span></text:span><text:span text:style-name="Source_20_Text"><text:span text:style-name="T9">(Crea punts de montatge amb un nom especific per poder treballar amb ells)</text:span></text:span></text:h>
      <text:p text:style-name="P7"><text:span text:style-name="Source_20_Text"><text:span text:style-name="T3">Formes: </text:span></text:span></text:p>
      <text:p text:style-name="P7"><text:soft-page-break/><text:span text:style-name="Source_20_Text"><text:span text:style-name="T60">VOLUME ["/var/log/"] | VOLUME /var/log | VOLUME /var/log /var/db</text:span></text:span></text:p>
      <text:p text:style-name="P27"><text:span text:style-name="Source_20_Text"><text:span text:style-name="T61">Exemples:</text:span></text:span></text:p>
      <text:p text:style-name="P27"><text:span text:style-name="Source_20_Text"><text:span text:style-name="T61">FROM ubuntu</text:span></text:span></text:p>
      <text:p text:style-name="Preformatted_20_Text"><text:span text:style-name="Source_20_Text">RUN mkdir /myvol</text:span></text:p>
      <text:p text:style-name="Preformatted_20_Text"><text:span text:style-name="Source_20_Text">RUN echo "hello world" &gt; /myvol/greeting</text:span></text:p>
      <text:p text:style-name="P8"><text:span text:style-name="Source_20_Text">VOLUME /myvol</text:span></text:p>
      <text:p text:style-name="P27"><text:span text:style-name="Source_20_Text"><text:span text:style-name="T8">USER </text:span></text:span><text:span text:style-name="Source_20_Text"><text:span text:style-name="T10">(Determina en nom de quin user s’executara el docker)</text:span></text:span></text:p>
      <text:p text:style-name="P27"><text:span text:style-name="Source_20_Text"><text:span text:style-name="T4">Forma (exemple): USER daemon</text:span></text:span></text:p>
      <text:p text:style-name="P27"><text:span text:style-name="Source_20_Text"><text:span text:style-name="T10">WORKDIR (Estableix en quin directori de treball s’executara l’ordre RUN, CMD, ENTRYPOINT, COPY, ADD)</text:span></text:span></text:p>
      <text:p text:style-name="P27"><text:span text:style-name="Source_20_Text"><text:span text:style-name="T4">Forma: WORKDIR /path/to/workdir</text:span></text:span></text:p>
      <text:p text:style-name="P27"><text:span text:style-name="Source_20_Text"><text:span text:style-name="T4">Exemples: </text:span></text:span></text:p>
      <text:p text:style-name="P27"><text:span text:style-name="Source_20_Text"><text:span text:style-name="T10">1-</text:span></text:span></text:p>
      <text:p text:style-name="P27"><text:span text:style-name="Source_20_Text"><text:span text:style-name="T4">WORKDIR /a</text:span></text:span></text:p>
      <text:p text:style-name="Preformatted_20_Text"><text:span text:style-name="Source_20_Text"><text:span text:style-name="T4">WORKDIR b</text:span></text:span></text:p>
      <text:p text:style-name="Preformatted_20_Text"><text:span text:style-name="Source_20_Text"><text:span text:style-name="T4">WORKDIR c</text:span></text:span></text:p>
      <text:p text:style-name="P8"><text:span text:style-name="Source_20_Text"><text:span text:style-name="T4">RUN pwd</text:span></text:span></text:p>
      <text:p text:style-name="P27"><text:span text:style-name="Source_20_Text"><text:span text:style-name="T10">2-</text:span></text:span></text:p>
      <text:p text:style-name="P27"><text:span text:style-name="Source_20_Text"><text:span text:style-name="T4">ENV DIRPATH /path</text:span></text:span></text:p>
      <text:p text:style-name="Preformatted_20_Text"><text:span text:style-name="Source_20_Text"><text:span text:style-name="T4">WORKDIR $DIRPATH/$DIRNAME</text:span></text:span></text:p>
      <text:p text:style-name="P8"><text:span text:style-name="Source_20_Text"><text:span text:style-name="T4">RUN pwd</text:span></text:span></text:p>
      <text:p text:style-name="P27"><text:span text:style-name="Source_20_Text"><text:span text:style-name="T10">(Resultat: /path/$DIRNAME)</text:span></text:span></text:p>
      <text:p text:style-name="P5"><text:span text:style-name="Source_20_Text"><text:span text:style-name="T63">ARG (Consultar en documentacio si es necessari)</text:span></text:span></text:p>
      <text:p text:style-name="P5"><text:span text:style-name="Source_20_Text"><text:span text:style-name="T63">Serveis per determinar y variable ARG que pugui ser assignada en el docker build:</text:span></text:span></text:p>
      <text:p text:style-name="P5"><text:span text:style-name="Source_20_Text"><text:span text:style-name="T16">Exemple 1:</text:span></text:span></text:p>
      <text:p text:style-name="P33"><text:span text:style-name="Source_20_Text"><text:span text:style-name="T16">1 FROM ubuntu</text:span></text:span></text:p>
      <text:p text:style-name="Preformatted_20_Text"><text:span text:style-name="Source_20_Text"><text:span text:style-name="T5">2 ARG CONT_IMG_VER</text:span></text:span></text:p>
      <text:p text:style-name="Preformatted_20_Text"><text:span text:style-name="Source_20_Text"><text:span text:style-name="T5">3 ENV CONT_IMG_VER v1.0.0</text:span></text:span></text:p>
      <text:p text:style-name="P8"><text:span text:style-name="Source_20_Text"><text:span text:style-name="T5">4 RUN echo $CONT_IMG_VER</text:span></text:span></text:p>
      <text:p text:style-name="P8"><text:soft-page-break/><text:span text:style-name="Source_20_Text"><text:span text:style-name="T5">$ docker build --build-arg </text:span></text:span><text:span text:style-name="Source_20_Text"><text:span text:style-name="T11">CONT_IMG_VER=v2.0.1</text:span></text:span><text:span text:style-name="Source_20_Text"><text:span text:style-name="T5"> Dockerfile</text:span></text:span></text:p>
      <text:p text:style-name="P28"><text:span text:style-name="Source_20_Text"><text:span text:style-name="T5">Exemple 2:</text:span></text:span></text:p>
      <text:p text:style-name="P28"><text:span text:style-name="Source_20_Text"><text:span text:style-name="T5">1 FROM ubuntu</text:span></text:span></text:p>
      <text:p text:style-name="Preformatted_20_Text"><text:span text:style-name="Source_20_Text"><text:span text:style-name="T5">2 ARG CONT_IMG_VER</text:span></text:span></text:p>
      <text:p text:style-name="Preformatted_20_Text"><text:span text:style-name="Source_20_Text"><text:span text:style-name="T5">3 ENV CONT_IMG_VER ${</text:span></text:span><text:span text:style-name="Source_20_Text"><text:span text:style-name="T11">CONT_IMG_VER:-v1.0.0</text:span></text:span><text:span text:style-name="Source_20_Text"><text:span text:style-name="T5">}</text:span></text:span></text:p>
      <text:p text:style-name="P8"><text:span text:style-name="Source_20_Text"><text:span text:style-name="T5">4 RUN echo $CONT_IMG_VER</text:span></text:span></text:p>
      <text:p text:style-name="P8"><text:span text:style-name="Source_20_Text"><text:span text:style-name="T5">$ docker build Dockerfile</text:span></text:span></text:p>
      <text:p text:style-name="P28"><text:span text:style-name="Source_20_Text"><text:span text:style-name="T11">ONBUILD (Determina accions que s’executaran quan es parteix d’aquests docker com a base)</text:span></text:span></text:p>
      <text:p text:style-name="P28"><text:span text:style-name="Source_20_Text"><text:span text:style-name="T5">Exemples:</text:span></text:span></text:p>
      <text:p text:style-name="P28"><text:span text:style-name="Source_20_Text"><text:span text:style-name="T5">[...]</text:span></text:span></text:p>
      <text:p text:style-name="Preformatted_20_Text"><text:span text:style-name="Source_20_Text"><text:span text:style-name="T5">ONBUILD ADD . /app/src</text:span></text:span></text:p>
      <text:p text:style-name="Preformatted_20_Text"><text:span text:style-name="Source_20_Text"><text:span text:style-name="T5">ONBUILD RUN /usr/local/bin/python-build --dir /app/src</text:span></text:span></text:p>
      <text:p text:style-name="P8"><text:span text:style-name="Source_20_Text"><text:span text:style-name="T5">[...]</text:span></text:span></text:p>
      <text:p text:style-name="P28"><text:span text:style-name="Source_20_Text"><text:span text:style-name="T11">STOPSIGNAL (Envia una senyal al container al tancarse)</text:span></text:span></text:p>
      <text:p text:style-name="P28"><text:span text:style-name="Source_20_Text"><text:span text:style-name="T5">Forma: STOPSIGNAL signal</text:span></text:span></text:p>
      <text:p text:style-name="P29"><text:span text:style-name="Source_20_Text"><text:span text:style-name="T12">HEALTCHECK</text:span>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06:56.235586430</meta:creation-date>
    <dc:date>2017-04-21T10:45:02.319580843</dc:date>
    <meta:editing-duration>PT1H48M7S</meta:editing-duration>
    <meta:editing-cycles>24</meta:editing-cycles>
    <meta:generator>LibreOffice/5.1.5.2$Linux_X86_64 LibreOffice_project/10$Build-2</meta:generator>
    <meta:document-statistic meta:table-count="0" meta:image-count="0" meta:object-count="0" meta:page-count="7" meta:paragraph-count="179" meta:word-count="993" meta:character-count="6564" meta:non-whitespace-character-count="5610"/>
  </office:meta>
</office:document-meta>
</file>